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>
      <style:text-properties fo:color="#FF0000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423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tératif</text:p>
          </table:table-cell>
          <table:table-cell office:value-type="float" office:value="1" table:style-name="ce1">
            <text:p>1</text:p>
          </table:table-cell>
          <table:table-cell office:value-type="float" office:value="1.9999999999999999E-6" table:style-name="ce2">
            <text:p>2,00E-06</text:p>
          </table:table-cell>
          <table:table-cell table:number-columns-repeated="7" table:style-name="ce1"/>
          <table:table-cell office:value-type="string" table:style-name="ce1">
            <text:p>récursif</text:p>
          </table:table-cell>
          <table:table-cell office:value-type="float" office:value="1" table:style-name="ce1">
            <text:p>1</text:p>
          </table:table-cell>
          <table:table-cell office:value-type="float" office:value="1.2999999999957399E-6" table:style-name="ce3">
            <text:p>1,30E-0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3000000000026801E-6" table:style-name="ce2">
            <text:p>1,30E-06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1.70000000000725E-6" table:style-name="ce3">
            <text:p>1,70E-0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7999999999962399E-6" table:style-name="ce2">
            <text:p>1,80E-06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office:value-type="float" office:value="1.5000000000014999E-6" table:style-name="ce3">
            <text:p>1,50E-0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5000000000014999E-6" table:style-name="ce2">
            <text:p>1,50E-06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2.39999999999962E-6" table:style-name="ce3">
            <text:p>2,40E-0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5000000000014999E-6" table:style-name="ce2">
            <text:p>1,50E-06</text:p>
          </table:table-cell>
          <table:table-cell table:number-columns-repeated="8" table:style-name="ce1"/>
          <table:table-cell office:value-type="float" office:value="5" table:style-name="ce1">
            <text:p>5</text:p>
          </table:table-cell>
          <table:table-cell office:value-type="float" office:value="2.39999999999962E-6" table:style-name="ce3">
            <text:p>2,40E-0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999999999957399E-6" table:style-name="ce2">
            <text:p>1,30E-06</text:p>
          </table:table-cell>
          <table:table-cell table:number-columns-repeated="8" table:style-name="ce1"/>
          <table:table-cell office:value-type="float" office:value="6" table:style-name="ce1">
            <text:p>6</text:p>
          </table:table-cell>
          <table:table-cell office:value-type="float" office:value="3.4000000000006201E-6" table:style-name="ce3">
            <text:p>3,40E-0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2999999999957399E-6" table:style-name="ce2">
            <text:p>1,30E-06</text:p>
          </table:table-cell>
          <table:table-cell table:number-columns-repeated="8" table:style-name="ce1"/>
          <table:table-cell office:value-type="float" office:value="7" table:style-name="ce1">
            <text:p>7</text:p>
          </table:table-cell>
          <table:table-cell office:value-type="float" office:value="5.1999999999968704E-6" table:style-name="ce3">
            <text:p>5,20E-0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2999999999957399E-6" table:style-name="ce2">
            <text:p>1,30E-06</text:p>
          </table:table-cell>
          <table:table-cell table:number-columns-repeated="2" table:style-name="ce1"/>
          <table:table-cell table:style-name="ce1">
            <draw:frame draw:z-index="2" draw:id="id1" draw:style-name="a1" draw:name="Graphique 3" svg:x="0.04167in" svg:y="0.0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8.5000000000085008E-6" table:style-name="ce3">
            <text:p>8,50E-0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19999999999287E-6" table:style-name="ce2">
            <text:p>1,20E-06</text:p>
          </table:table-cell>
          <table:table-cell table:number-columns-repeated="8" table:style-name="ce1"/>
          <table:table-cell office:value-type="float" office:value="9" table:style-name="ce1">
            <text:p>9</text:p>
          </table:table-cell>
          <table:table-cell office:value-type="float" office:value="3.1999999999990302E-5" table:style-name="ce3">
            <text:p>3,20E-0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2999999999957399E-6" table:style-name="ce2">
            <text:p>1,30E-06</text:p>
          </table:table-cell>
          <table:table-cell table:number-columns-repeated="8" table:style-name="ce1"/>
          <table:table-cell office:value-type="float" office:value="10" table:style-name="ce1">
            <text:p>10</text:p>
          </table:table-cell>
          <table:table-cell office:value-type="float" office:value="1.8699999999996399E-5" table:style-name="ce3">
            <text:p>1,87E-0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2999999999957399E-6" table:style-name="ce2">
            <text:p>1,30E-06</text:p>
          </table:table-cell>
          <table:table-cell table:number-columns-repeated="8" table:style-name="ce1"/>
          <table:table-cell office:value-type="float" office:value="11" table:style-name="ce1">
            <text:p>11</text:p>
          </table:table-cell>
          <table:table-cell office:value-type="float" office:value="2.9799999999996401E-5" table:style-name="ce3">
            <text:p>2,98E-0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5000000000014999E-6" table:style-name="ce2">
            <text:p>1,50E-06</text:p>
          </table:table-cell>
          <table:table-cell table:number-columns-repeated="8" table:style-name="ce1"/>
          <table:table-cell office:value-type="float" office:value="12" table:style-name="ce1">
            <text:p>12</text:p>
          </table:table-cell>
          <table:table-cell office:value-type="float" office:value="8.3599999999989198E-5" table:style-name="ce3">
            <text:p>8,36E-0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5999999999904901E-6" table:style-name="ce2">
            <text:p>1,60E-06</text:p>
          </table:table-cell>
          <table:table-cell table:number-columns-repeated="8" table:style-name="ce1"/>
          <table:table-cell office:value-type="float" office:value="13" table:style-name="ce1">
            <text:p>13</text:p>
          </table:table-cell>
          <table:table-cell office:value-type="float" office:value="1.97799999999997E-4" table:style-name="ce1">
            <text:p>0,000197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5000000000014999E-6" table:style-name="ce2">
            <text:p>1,50E-06</text:p>
          </table:table-cell>
          <table:table-cell table:number-columns-repeated="8" table:style-name="ce1"/>
          <table:table-cell office:value-type="float" office:value="14" table:style-name="ce1">
            <text:p>14</text:p>
          </table:table-cell>
          <table:table-cell office:value-type="float" office:value="2.52699999999994E-4" table:style-name="ce1">
            <text:p>0,0002527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49999999998762E-6" table:style-name="ce2">
            <text:p>1,50E-06</text:p>
          </table:table-cell>
          <table:table-cell table:number-columns-repeated="8" table:style-name="ce1"/>
          <table:table-cell office:value-type="float" office:value="15" table:style-name="ce1">
            <text:p>15</text:p>
          </table:table-cell>
          <table:table-cell office:value-type="float" office:value="2.2419999999999301E-4" table:style-name="ce1">
            <text:p>0,000224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999999999933701E-6" table:style-name="ce2">
            <text:p>1,70E-06</text:p>
          </table:table-cell>
          <table:table-cell table:number-columns-repeated="8" table:style-name="ce1"/>
          <table:table-cell office:value-type="float" office:value="16" table:style-name="ce1">
            <text:p>16</text:p>
          </table:table-cell>
          <table:table-cell office:value-type="float" office:value="4.1370000000000198E-4" table:style-name="ce1">
            <text:p>0,000413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1.6999999999933701E-6" table:style-name="ce3">
            <text:p>1,70E-06</text:p>
          </table:table-cell>
          <table:table-cell table:number-columns-repeated="8" table:style-name="ce1"/>
          <table:table-cell office:value-type="float" office:value="17" table:style-name="ce1">
            <text:p>17</text:p>
          </table:table-cell>
          <table:table-cell office:value-type="float" office:value="1.5328E-3" table:style-name="ce1">
            <text:p>0,001532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1.8000000000024999E-6" table:style-name="ce3">
            <text:p>1,80E-06</text:p>
          </table:table-cell>
          <table:table-cell table:number-columns-repeated="8" table:style-name="ce1"/>
          <table:table-cell office:value-type="float" office:value="18" table:style-name="ce1">
            <text:p>18</text:p>
          </table:table-cell>
          <table:table-cell office:value-type="float" office:value="9.3540000000000203E-4" table:style-name="ce1">
            <text:p>0,000935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1.70000000000725E-6" table:style-name="ce3">
            <text:p>1,70E-06</text:p>
          </table:table-cell>
          <table:table-cell table:number-columns-repeated="8" table:style-name="ce1"/>
          <table:table-cell office:value-type="float" office:value="19" table:style-name="ce1">
            <text:p>19</text:p>
          </table:table-cell>
          <table:table-cell office:value-type="float" office:value="1.6911000000000001E-3" table:style-name="ce1">
            <text:p>0,001691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.7999999999962399E-6" table:style-name="ce3">
            <text:p>1,80E-06</text:p>
          </table:table-cell>
          <table:table-cell table:number-columns-repeated="8" table:style-name="ce1"/>
          <table:table-cell office:value-type="float" office:value="20" table:style-name="ce1">
            <text:p>20</text:p>
          </table:table-cell>
          <table:table-cell office:value-type="float" office:value="3.7541000000000102E-3" table:style-name="ce1">
            <text:p>0,003754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1.89999999999912E-6" table:style-name="ce3">
            <text:p>1,90E-06</text:p>
          </table:table-cell>
          <table:table-cell table:number-columns-repeated="8" table:style-name="ce1"/>
          <table:table-cell office:value-type="float" office:value="21" table:style-name="ce1">
            <text:p>21</text:p>
          </table:table-cell>
          <table:table-cell office:value-type="float" office:value="7.0565000000000003E-3" table:style-name="ce1">
            <text:p>0,007056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1.7999999999962399E-6" table:style-name="ce3">
            <text:p>1,80E-06</text:p>
          </table:table-cell>
          <table:table-cell table:number-columns-repeated="8" table:style-name="ce1"/>
          <table:table-cell office:value-type="float" office:value="22" table:style-name="ce1">
            <text:p>22</text:p>
          </table:table-cell>
          <table:table-cell office:value-type="float" office:value="9.1894999999999998E-3" table:style-name="ce1">
            <text:p>0,009189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1.89999999999912E-6" table:style-name="ce3">
            <text:p>1,90E-06</text:p>
          </table:table-cell>
          <table:table-cell table:number-columns-repeated="8" table:style-name="ce1"/>
          <table:table-cell office:value-type="float" office:value="23" table:style-name="ce1">
            <text:p>23</text:p>
          </table:table-cell>
          <table:table-cell office:value-type="float" office:value="9.3913999999999907E-3" table:style-name="ce1">
            <text:p>0,009391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1.89999999999912E-6" table:style-name="ce3">
            <text:p>1,90E-06</text:p>
          </table:table-cell>
          <table:table-cell table:number-columns-repeated="8" table:style-name="ce1"/>
          <table:table-cell office:value-type="float" office:value="24" table:style-name="ce1">
            <text:p>24</text:p>
          </table:table-cell>
          <table:table-cell office:value-type="float" office:value="1.43840999999999E-2" table:style-name="ce1">
            <text:p>0,0143841</text:p>
          </table:table-cell>
          <table:table-cell table:style-name="ce1">
            <draw:frame draw:z-index="1" draw:id="id0" draw:style-name="a0" draw:name="Graphique 3" svg:x="0.66667in" svg:y="0.03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2.0000000000020002E-6" table:style-name="ce3">
            <text:p>2,00E-06</text:p>
          </table:table-cell>
          <table:table-cell table:number-columns-repeated="8" table:style-name="ce1"/>
          <table:table-cell office:value-type="float" office:value="25" table:style-name="ce1">
            <text:p>25</text:p>
          </table:table-cell>
          <table:table-cell office:value-type="float" office:value="2.39679E-2" table:style-name="ce1">
            <text:p>0,023967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float" office:value="1.89999999999912E-6" table:style-name="ce3">
            <text:p>1,90E-06</text:p>
          </table:table-cell>
          <table:table-cell table:number-columns-repeated="8" table:style-name="ce1"/>
          <table:table-cell office:value-type="float" office:value="26" table:style-name="ce1">
            <text:p>26</text:p>
          </table:table-cell>
          <table:table-cell office:value-type="float" office:value="3.91822E-2" table:style-name="ce1">
            <text:p>0,039182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2.0000000000020002E-6" table:style-name="ce3">
            <text:p>2,00E-06</text:p>
          </table:table-cell>
          <table:table-cell table:number-columns-repeated="8" table:style-name="ce1"/>
          <table:table-cell office:value-type="float" office:value="27" table:style-name="ce1">
            <text:p>27</text:p>
          </table:table-cell>
          <table:table-cell office:value-type="float" office:value="6.2920299999999901E-2" table:style-name="ce1">
            <text:p>0,0629203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2.1000000000048698E-6" table:style-name="ce3">
            <text:p>2,10E-06</text:p>
          </table:table-cell>
          <table:table-cell table:number-columns-repeated="8" table:style-name="ce1"/>
          <table:table-cell office:value-type="float" office:value="28" table:style-name="ce1">
            <text:p>28</text:p>
          </table:table-cell>
          <table:table-cell office:value-type="float" office:value="0.10299800000000001" table:style-name="ce1">
            <text:p>0,10299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2.1000000000048698E-6" table:style-name="ce3">
            <text:p>2,10E-06</text:p>
          </table:table-cell>
          <table:table-cell table:number-columns-repeated="8" table:style-name="ce1"/>
          <table:table-cell office:value-type="float" office:value="29" table:style-name="ce1">
            <text:p>29</text:p>
          </table:table-cell>
          <table:table-cell office:value-type="float" office:value="0.167337599999999" table:style-name="ce1">
            <text:p>0,167337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2.0999999999909899E-6" table:style-name="ce3">
            <text:p>2,10E-06</text:p>
          </table:table-cell>
          <table:table-cell table:number-columns-repeated="8" table:style-name="ce1"/>
          <table:table-cell office:value-type="float" office:value="30" table:style-name="ce1">
            <text:p>30</text:p>
          </table:table-cell>
          <table:table-cell office:value-type="float" office:value="0.26879829999999999" table:style-name="ce1">
            <text:p>0,2687983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float" office:value="2.1999999999938701E-6" table:style-name="ce3">
            <text:p>2,20E-06</text:p>
          </table:table-cell>
          <table:table-cell table:number-columns-repeated="8" table:style-name="ce1"/>
          <table:table-cell office:value-type="float" office:value="31" table:style-name="ce1">
            <text:p>31</text:p>
          </table:table-cell>
          <table:table-cell office:value-type="float" office:value="0.45358100000000001" table:style-name="ce1">
            <text:p>0,45358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2.2999999999967402E-6" table:style-name="ce3">
            <text:p>2,30E-06</text:p>
          </table:table-cell>
          <table:table-cell table:number-columns-repeated="8" table:style-name="ce1"/>
          <table:table-cell office:value-type="float" office:value="32" table:style-name="ce1">
            <text:p>32</text:p>
          </table:table-cell>
          <table:table-cell office:value-type="float" office:value="0.70486110000000002" table:style-name="ce1">
            <text:p>0,704861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float" office:value="2.1999999999938701E-6" table:style-name="ce3">
            <text:p>2,20E-06</text:p>
          </table:table-cell>
          <table:table-cell table:number-columns-repeated="8" table:style-name="ce1"/>
          <table:table-cell office:value-type="float" office:value="33" table:style-name="ce1">
            <text:p>33</text:p>
          </table:table-cell>
          <table:table-cell office:value-type="float" office:value="1.1242327999999899" table:style-name="ce1">
            <text:p>1,124232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2.2999999999967402E-6" table:style-name="ce3">
            <text:p>2,30E-06</text:p>
          </table:table-cell>
          <table:table-cell table:number-columns-repeated="8" table:style-name="ce1"/>
          <table:table-cell office:value-type="float" office:value="34" table:style-name="ce1">
            <text:p>34</text:p>
          </table:table-cell>
          <table:table-cell office:value-type="float" office:value="1.8548217" table:style-name="ce1">
            <text:p>1,854821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2.39999999999962E-6" table:style-name="ce3">
            <text:p>2,40E-06</text:p>
          </table:table-cell>
          <table:table-cell table:number-columns-repeated="8" table:style-name="ce1"/>
          <table:table-cell office:value-type="float" office:value="35" table:style-name="ce1">
            <text:p>35</text:p>
          </table:table-cell>
          <table:table-cell office:value-type="float" office:value="3.1333327999999998" table:style-name="ce1">
            <text:p>3,133332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2.39999999999962E-6" table:style-name="ce3">
            <text:p>2,40E-06</text:p>
          </table:table-cell>
          <table:table-cell table:number-columns-repeated="8" table:style-name="ce1"/>
          <table:table-cell office:value-type="float" office:value="36" table:style-name="ce1">
            <text:p>36</text:p>
          </table:table-cell>
          <table:table-cell office:value-type="float" office:value="4.7733747999999903" table:style-name="ce1">
            <text:p>4,773374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7" table:style-name="ce1">
            <text:p>37</text:p>
          </table:table-cell>
          <table:table-cell office:value-type="float" office:value="2.39999999999962E-6" table:style-name="ce3">
            <text:p>2,40E-06</text:p>
          </table:table-cell>
          <table:table-cell table:number-columns-repeated="8" table:style-name="ce1"/>
          <table:table-cell office:value-type="float" office:value="37" table:style-name="ce1">
            <text:p>37</text:p>
          </table:table-cell>
          <table:table-cell office:value-type="float" office:value="7.8606590000000001" table:style-name="ce1">
            <text:p>7,86065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2.4999999999886199E-6" table:style-name="ce3">
            <text:p>2,50E-06</text:p>
          </table:table-cell>
          <table:table-cell table:number-columns-repeated="8" table:style-name="ce1"/>
          <table:table-cell office:value-type="float" office:value="38" table:style-name="ce1">
            <text:p>38</text:p>
          </table:table-cell>
          <table:table-cell office:value-type="float" office:value="12.793885499999901" table:style-name="ce1">
            <text:p>12,793885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9" table:style-name="ce1">
            <text:p>39</text:p>
          </table:table-cell>
          <table:table-cell office:value-type="float" office:value="2.6000000000053699E-6" table:style-name="ce3">
            <text:p>2,60E-06</text:p>
          </table:table-cell>
          <table:table-cell table:number-columns-repeated="8" table:style-name="ce1"/>
          <table:table-cell office:value-type="float" office:value="39" table:style-name="ce1">
            <text:p>39</text:p>
          </table:table-cell>
          <table:table-cell office:value-type="float" office:value="20.173902399999999" table:style-name="ce1">
            <text:p>20,173902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2.59999999999149E-6" table:style-name="ce3">
            <text:p>2,60E-06</text:p>
          </table:table-cell>
          <table:table-cell table:number-columns-repeated="8" table:style-name="ce1"/>
          <table:table-cell office:value-type="float" office:value="40" table:style-name="ce1">
            <text:p>40</text:p>
          </table:table-cell>
          <table:table-cell office:value-type="float" office:value="34.133101099999998" table:style-name="ce1">
            <text:p>34,133101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1" table:style-name="ce1">
            <text:p>41</text:p>
          </table:table-cell>
          <table:table-cell office:value-type="float" office:value="2.59999999999149E-6" table:style-name="ce3">
            <text:p>2,60E-06</text:p>
          </table:table-cell>
          <table:table-cell table:number-columns-repeated="8" table:style-name="ce1"/>
          <table:table-cell office:value-type="float" office:value="41" table:style-name="ce1">
            <text:p>41</text:p>
          </table:table-cell>
          <table:table-cell office:value-type="float" office:value="52.4690674" table:style-name="ce1">
            <text:p>52,469067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2.6999999999943702E-6" table:style-name="ce3">
            <text:p>2,70E-06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84.0207414999999" table:style-name="ce1">
            <text:p>84,020741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3" table:style-name="ce1">
            <text:p>43</text:p>
          </table:table-cell>
          <table:table-cell office:value-type="float" office:value="2.6999999999943702E-6" table:style-name="ce3">
            <text:p>2,70E-06</text:p>
          </table:table-cell>
          <table:table-cell table:number-columns-repeated="8" table:style-name="ce1"/>
          <table:table-cell office:value-type="float" office:value="43" table:style-name="ce1">
            <text:p>43</text:p>
          </table:table-cell>
          <table:table-cell office:value-type="float" office:value="138.20774969999999" table:style-name="ce1">
            <text:p>138,207749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2.7999999999972398E-6" table:style-name="ce3">
            <text:p>2,80E-06</text:p>
          </table:table-cell>
          <table:table-cell table:number-columns-repeated="8" table:style-name="ce1"/>
          <table:table-cell office:value-type="float" office:value="44" table:style-name="ce1">
            <text:p>44</text:p>
          </table:table-cell>
          <table:table-cell office:value-type="float" office:value="226.3663042" table:style-name="ce1">
            <text:p>226,366304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office:value-type="float" office:value="2.7999999999972398E-6" table:style-name="ce3">
            <text:p>2,80E-06</text:p>
          </table:table-cell>
          <table:table-cell table:number-columns-repeated="8" table:style-name="ce1"/>
          <table:table-cell office:value-type="float" office:value="45" table:style-name="ce1">
            <text:p>45</text:p>
          </table:table-cell>
          <table:table-cell office:value-type="float" office:value="357.02996680000001" table:style-name="ce1">
            <text:p>357,0299668</text:p>
          </table:table-cell>
          <table:table-cell table:number-columns-repeated="1637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lexandra Dereze</meta:initial-creator>
    <dc:creator>Alexandra Dereze</dc:creator>
    <meta:creation-date>2021-03-28T10:48:01Z</meta:creation-date>
    <dc:date>2021-04-03T17:10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2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fals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plot-area svg:x="26.20496062992126pt" svg:y="5.50748031496063pt" svg:width="328.7949606299212pt" svg:height="197.78pt" chart:style-name="Plt0">
          <chart:axis chart:dimension="y" chart:name="primary-y" chart:style-name="Axs0">
            <chart:title chart:style-name="AT00">
              <text:p text:style-name="a0" text:class-names="" text:cond-style-name="">Temps (en seconde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n</text:p>
            </chart:title>
            <chart:grid chart:class="major" chart:style-name="GMa1"/>
          </chart:axis>
          <chart:series chart:values-cell-range-address="Feuil1.$M$1:.$M$45" chart:class="chart:scatter" chart:attached-axis="primary-y" chart:style-name="G0S0">
            <chart:domain table:cell-range-address="Feuil1.$L$1:.$L$45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4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style="rect" draw:dots1="1" draw:dots1-length="0.02083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fals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tre du graphique</text:p>
        </chart:title>
        <chart:plot-area svg:x="3.0pt" svg:y="30.59748031496063pt" svg:width="350.0pt" svg:height="179.4025196850394pt"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values-cell-range-address="Feuil1.$C$1:.$C$45" chart:class="chart:scatter" chart:attached-axis="primary-y" chart:style-name="G0S0">
            <chart:domain table:cell-range-address="Feuil1.$B$1:.$B$45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4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2083in" draw:distance="0.02083in"/>
  </office:styles>
</office:document-styles>
</file>